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  <style:text-properties fo:color="#000000" officeooo:rsid="00141acc" officeooo:paragraph-rsid="00196d60" fo:background-color="transparent"/>
    </style:style>
    <style:style style:name="P2" style:family="paragraph" style:parent-style-name="Preformatted_20_Text">
      <style:paragraph-properties fo:margin-top="0cm" fo:margin-bottom="0.499cm" loext:contextual-spacing="false"/>
      <style:text-properties officeooo:paragraph-rsid="00196d60"/>
    </style:style>
    <style:style style:name="P3" style:family="paragraph" style:parent-style-name="Preformatted_20_Text">
      <style:paragraph-properties fo:margin-top="0cm" fo:margin-bottom="0.499cm" loext:contextual-spacing="false"/>
      <style:text-properties fo:color="#c9211e" officeooo:rsid="00016de3" officeooo:paragraph-rsid="00196d60" fo:background-color="transparent"/>
    </style:style>
    <style:style style:name="P4" style:family="paragraph" style:parent-style-name="Preformatted_20_Text">
      <style:text-properties officeooo:paragraph-rsid="00196d60"/>
    </style:style>
    <style:style style:name="T1" style:family="text">
      <style:text-properties officeooo:rsid="000d8540"/>
    </style:style>
    <style:style style:name="T2" style:family="text">
      <style:text-properties officeooo:rsid="00196d60"/>
    </style:style>
    <style:style style:name="T3" style:family="text">
      <style:text-properties fo:color="#c9211e"/>
    </style:style>
    <style:style style:name="T4" style:family="text">
      <style:text-properties fo:color="#c9211e" officeooo:rsid="00196d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5 motivos para vocÃª aprender JavaScript!</text:p>
      <text:p text:style-name="P4">------------------------------------------</text:p>
      <text:p text:style-name="P4"/>
      <text:p text:style-name="P4">O JavaScript Ã© uma linguagem de programaÃ§Ã£o muito poderosa utilizada em todo o mundo!</text:p>
      <text:p text:style-name="P4"/>
      <text:p text:style-name="P4">O uso mais convencional do JavaScript Ã© no contexto do nosso navegador, juntamente com HTML e CSS.</text:p>
      <text:p text:style-name="P4"/>
      <text:p text:style-name="P4">Por que o JavaScript Ã© tÃ£o valorizado?</text:p>
      <text:p text:style-name="P4">----------------------------------------</text:p>
      <text:p text:style-name="P4"/>
      <text:p text:style-name="P4">O JavaScript te permite dar dinamismos Ã s pÃ¡ginas. Ã‰ ele quem garante que sua pÃ¡gina tenha a habilidade de reagir Ã s aÃ§Ãµes das pessoas usuÃ¡rias.</text:p>
      <text:p text:style-name="P4"/>
      <text:p text:style-name="P4">5 motivos para vocÃª aprender JavaScript</text:p>
      <text:p text:style-name="P4">-----------------------------------------</text:p>
      <text:p text:style-name="P4"/>
      <text:p text:style-name="P4">#1 Linguagem muito popular e adotada pelas principais empresas de tecnologia do mundo.</text:p>
      <text:p text:style-name="P4"/>
      <text:p text:style-name="P4">#2 Sintaxe mais simplificada que a maioria das linguagens.</text:p>
      <text:p text:style-name="P4"/>
      <text:p text:style-name="P4">#3 Constante evoluÃ§Ã£o, principalmente por ter uma comunidade engajada.</text:p>
      <text:p text:style-name="P4"/>
      <text:p text:style-name="P4">#4 Utilizado no back-end e no front-end.</text:p>
      <text:p text:style-name="P4"/>
      <text:p text:style-name="P2">#5 Muitas opÃ§Ãµes de bibliotecas e frameworks que vÃ£o maximizar sua produtividade.</text:p>
      <text:p text:style-name="P1"><text:span text:style-name="T3">#</text:span><text:span text:style-name="T4">6</text:span><text:span text:style-name="T3"> </text:span>O próprio browser entende JavaScript e pode ser usado para debugging.</text:p>
      <text:p text:style-name="P3"><text:span text:style-name="T2">#7 A linguagem é de script, mas pode ser escrita orientada a objetos também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2T15:13:56.579768728</meta:creation-date>
    <meta:generator>LibreOffice/6.4.6.2$Linux_X86_64 LibreOffice_project/40$Build-2</meta:generator>
    <dc:date>2021-03-12T15:15:48.606510236</dc:date>
    <meta:editing-duration>PT1M52S</meta:editing-duration>
    <meta:editing-cycles>1</meta:editing-cycles>
    <meta:document-statistic meta:table-count="0" meta:image-count="0" meta:object-count="0" meta:page-count="1" meta:paragraph-count="16" meta:word-count="156" meta:character-count="1071" meta:non-whitespace-character-count="931"/>
  </office:meta>
</office:document-meta>
</file>